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fo:font-style="normal" style:text-underline-style="solid" style:text-underline-width="auto" style:text-underline-color="font-color" style:font-size-asian="16pt" style:font-style-asian="normal" style:font-size-complex="16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tilotes est une école d'aviation accessible à partir de 18 ans et située au Sud de la France. Elle a été créée pour que ces étudiants puissent apprendre à se déplacer vers n'importe quelle destination à bord de leur propre avion. La formation de cette école se déroule sur 3 ans, et l'étudiant se familiarise petit à petit avec les commandes d'un avion. </text:p>
      <text:p text:style-name="P1">Les Ptilotes a notamment pour atout :</text:p>
      <text:p text:style-name="P1">- Les tarifs, qui sont globalement 50% moins chers que les autres écoles ;</text:p>
      <text:p text:style-name="P1">- Les partenariats dans les écoles à l'étranger ;</text:p>
      <text:p text:style-name="P1">- Les entreprises partenaires qui contribuent à cette école.</text:p>
      <text:p text:style-name="P1"/>
      <text:p text:style-name="P1">Les Ptilotes disposent d'avions fonctionnant avec l'énergie solaire qui disposent de batteries rechargeables. Les avions peuvent donc voler quand il faut beau, tout en rechargeant leurs batteries pour pouvoir voler aussi en cas de mauvais temps, ce qui aide à la préservation de la planète.</text:p>
      <text:p text:style-name="P1">Le site web des Ptilotes est composé de trois pages. </text:p>
      <text:p text:style-name="P1">La première page représente l'accueil, qui a pour but de mettre en valeur l'école pour donner envie aux non-étudiants et aux autres internautes de lire et peut-être même s'inscrire dans sa formation. Cette page contient le slogan « Vivons avec l'avion ! » ainsi que notre logo, un turboréacteur. Elle comporte aussi plusieurs parties, qui sont la présentation de l'école, comment cette école peux exister, la limite d'âge, le lieu de l'école, les conditions pour rentrer et les partenaires. Il ne faut non plus oublier le plus important, la vidéo qui peut être la première chose que l'internaute voit en entrant dans le site web, qui renforce le côté ludique de cette formation.</text:p>
      <text:p text:style-name="P1">La deuxième page représente les cours, qui indique les cours principaux de la formation (il y a aussi d'autres options, mais ils ne sont pas affichés). On a les tests psychomoteurs, les mathématiques, la physique, l'anglais, l'initiation aux commandes de l'avion, l'apprentissage du cockpit virtuel, sur petit avion et sur avion de ligne.</text:p>
      <text:p text:style-name="P1">La troisième page concerne la localisation de l'école Les Ptilotes. Cette formation est située en France, aux États-Unis, aux Émirats Arabes Unis et en Australie. En bas de page, il y a aussi un lien vers le formulaire de contact à envoyer pour demander des informations ou faire une demande d'inscription. On peut y voir notre mascotte, le Pti-lote (Il s'agit d'un Ptizêtre qui vient tout droit de l'univers de Rayman).</text:p>
      <text:p text:style-name="P1">On aperçoit aussi dans le pied de page les crédits de l'école et du site web, ainsi que l'instagram, le twitter, le linkedin et le youtube des Ptilotes.</text:p>
      <text:p text:style-name="P1"/>
      <text:p text:style-name="P1"/>
      <text:p text:style-name="P2"><text:soft-page-break/>Couleurs utilisées :</text:p>
      <text:p text:style-name="P1">rouge → Nom de l'école, sous-titres.</text:p>
      <text:p text:style-name="P1"/>
      <text:p text:style-name="P1">orange, jaune, lime, vert, cyan, marine, violet, rose, marron → Titre de l'école.</text:p>
      <text:p text:style-name="P1"/>
      <text:p text:style-name="P1">Noir → Titre de l'école, paragraphes.</text:p>
      <text:p text:style-name="P1"/>
      <text:p text:style-name="P1">or foncé → slogan de l'école, titre du pied de page, titres des partenariats, <text:s/>contour des images dans les cours et localisations, titre des localisations, titre du formulaire.</text:p>
      <text:p text:style-name="P1"/>
      <text:p text:style-name="P1">Blanc → Arrière plan, crédits de l'école et du site.</text:p>
      <text:p text:style-name="P1"/>
      <text:p text:style-name="P1">gris foncé → options du site et de l'école.</text:p>
      <text:p text:style-name="P1"/>
      <text:p text:style-name="P1">Beige → arrière plan formulaire.</text:p>
      <text:p text:style-name="P1"/>
      <text:p text:style-name="P3">Polices utilisées :</text:p>
      <text:p text:style-name="P1">Brush Script MT (cursive) → titres h3.<text:line-break/></text:p>
      <text:p text:style-name="P1">ExcellenceInMotionV-Bold → tout le reste.</text:p>
      <text:p text:style-name="P1"/>
      <text:p text:style-name="P2">Logos utilisés :</text:p>
      <text:p text:style-name="P1">turboréacteur → <text:a xlink:type="simple" xlink:href="https://static.vecteezy.com/ti/vecteur-libre/p1/2221005-realiste-3d-turbo-jet-engine-of-plane-vector-illustration-gratuit-vectoriel.jpg" text:style-name="Internet_20_link" text:visited-style-name="Visited_20_Internet_20_Link">https://static.vecteezy.com/ti/vecteur-libre/p1/2221005-realiste-3d-turbo-jet-engine-of-plane-vector-illustration-gratuit-vectoriel.jpg</text:a> (capture d'écran de la partie droite)</text:p>
      <text:p text:style-name="P1"/>
      <text:p text:style-name="P1">instagram, twitter, linkedin, youtube, bouton google play, bouton app strore, dassault aviation, allô solar, aeroport nice cote d'azur.</text:p>
      <text:p text:style-name="P1"/>
      <text:p text:style-name="P2"/>
      <text:p text:style-name="P2"/>
      <text:p text:style-name="P2"/>
      <text:p text:style-name="P2"/>
      <text:p text:style-name="P2"/>
      <text:p text:style-name="P2"/>
      <text:p text:style-name="P2"/>
      <text:p text:style-name="P2"/>
      <text:p text:style-name="P2"><text:soft-page-break/>Autres ressources :</text:p>
      <text:p text:style-name="P1">slogan arrondi → <text:a xlink:type="simple" xlink:href="https://csswarp.eleqtriq.com/" text:style-name="Internet_20_link" text:visited-style-name="Visited_20_Internet_20_Link">https://csswarp.eleqtriq.com/</text:a></text:p>
      <text:p text:style-name="P1"/>
      <text:p text:style-name="P1">images des cours → </text:p>
      <text:p text:style-name="P1"/>
      <text:p text:style-name="P1">images des localisations → </text:p>
      <text:p text:style-name="P1"/>
      <text:p text:style-name="P1">Pti-lote → <text:a xlink:type="simple" xlink:href="https://raymanpc.com/wiki/images/thumb/3/36/Teen_Punk_%28Transparent%29.png/200px-Teen_Punk_%28Transparent%29.png" text:style-name="Internet_20_link" text:visited-style-name="Visited_20_Internet_20_Link">https://raymanpc.com/wiki/images/thumb/3/36/Teen_Punk_%28Transparent%29.png/200px-Teen_Punk_%28Transparent%29.pn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8T17:06:31.31</meta:creation-date>
    <meta:generator>OpenOffice/4.1.7$Win32 OpenOffice.org_project/417m1$Build-9800</meta:generator>
    <dc:date>2021-11-28T19:15:29.79</dc:date>
    <meta:editing-duration>PT1H32M32S</meta:editing-duration>
    <meta:editing-cycles>11</meta:editing-cycles>
    <meta:document-statistic meta:table-count="0" meta:image-count="0" meta:object-count="0" meta:page-count="3" meta:paragraph-count="30" meta:word-count="566" meta:character-count="3661"/>
  </office:meta>
</office:document-meta>
</file>